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paragraph-rsid="000cfa35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paragraph-rsid="000cfa35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0d073b" officeooo:paragraph-rsid="000d073b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d073b" officeooo:paragraph-rsid="000d073b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d8607" officeooo:paragraph-rsid="000d8607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0ee2c0" officeooo:paragraph-rsid="000ee2c0" style:font-size-asian="12.25pt" style:font-weight-asian="normal" style:font-size-complex="14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4pt" fo:font-weight="normal" officeooo:rsid="000ee2c0" officeooo:paragraph-rsid="000ee2c0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107841" officeooo:paragraph-rsid="00107841" style:font-size-asian="12.25pt" style:font-weight-asian="normal" style:font-size-complex="14pt" style:font-weight-complex="normal"/>
    </style:style>
    <style:style style:name="T1" style:family="text">
      <style:text-properties officeooo:rsid="000cfa35"/>
    </style:style>
    <style:style style:name="T2" style:family="text">
      <style:text-properties officeooo:rsid="000d8607"/>
    </style:style>
    <style:style style:name="T3" style:family="text">
      <style:text-properties officeooo:rsid="000ee2c0"/>
    </style:style>
    <style:style style:name="T4" style:family="text">
      <style:text-properties officeooo:rsid="0010784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ject (Part 1)</text:span></text:p>
      <text:p text:style-name="P1"/>
      <text:p text:style-name="P2">‘<text:span text:style-name="T1">Oνομα : Γιαννούκος Ορέστης<text:tab/><text:tab/><text:tab/>ΑΜ : 1115 2016 00035</text:span></text:p>
      <text:p text:style-name="P2">‘<text:span text:style-name="T1">Ονομα : Λιακόπουλος Γεώργιος<text:tab/><text:tab/>ΑΜ : 1115 2016 00091</text:span></text:p>
      <text:p text:style-name="P2">‘<text:span text:style-name="T1">Ονομα : Χασιαλής Κωνσταντίνος<text:tab/><text:tab/>ΑΜ : 1115 2016 00195</text:span></text:p>
      <text:p text:style-name="P2"/>
      <text:p text:style-name="P3">Eπεξηγήσεις / Παραδοχές στον κώδικα :</text:p>
      <text:p text:style-name="P3"/>
      <text:p text:style-name="P4">Το κομμάτι του sort αποφασίσαμε να το κάνουμε επαναληπτικά και όχι αναδρομικά , καθώς ειπώθηκε στο μάθημα <text:s/>ότι η αναδρομή δεν θα βοηθούσε στην τρίτη φάση του Project. Στην συνάρτηση iterative_sort που βρίσκεται στο αρχείο sort_merge.c βρίσκεται η υλοποίηση της ταξινόμησης. Επιλέξαμε να επεξεργαζόμαστε τον πίνακα <text:span text:style-name="T3">με τα tuples</text:span> “κατά πλάτος” , δηλαδή σκανάρουμε όλο τον πίνακα φτιάχουμε το ιστόγραμμα και το psum και κάθε bucket του νέου reordered πίνακα το βάζουμε σε μια ουρά . <text:span text:style-name="T2">Στην συνέχεια κάθε bucket που κάνουμε pop εξετάζεται αν μπορεί να εφαρμοστεί σε αυτό quicksort , αλλιώς ακολουθεί ίδια διαδικασία.</text:span> <text:s/><text:span text:style-name="T2">Επομένως είναι φανερός ο όρος “κατά πλάτος” αφού στην αρχή θα επεξεργαστούμε πρώτα το 1ο bucket του reordered πίνακα , μετά το 2ο κλπ.</text:span></text:p>
      <text:p text:style-name="P5">Στον έλεγχο για quicksort μετράμε τα bytes των tuples + τα bytes του num_tuples να είναι μικρότερα από 64 ΚΒ.</text:p>
      <text:p text:style-name="P4"/>
      <text:p text:style-name="P5">Στο κομμάτι του join διατρέχουμε παράλληλα τους δυο πίνακες <text:span text:style-name="T3">με τα tuples</text:span> και ανάλογα με τις τιμές των κλειδιών αποφασίζουμε το index ποιανού πίνακα να αυξήσουμε . <text:s/><text:span text:style-name="T3">Μόλις κάποιο index από τα δυο φτάσει να είναι ίσο με num_tuples τελειώνει το join . Για αυτόν τον λόγο πρέπει να καθορίζεται στο κάλεσμα της συνάρτησης ο πίνακας στο πρώτο όρισμα να έχει τo μικρότερο num_tuples .</text:span></text:p>
      <text:p text:style-name="P5"/>
      <text:p text:style-name="P6">Στο αρχείο io_functions.c υπάρχουν διάφορες συναρτήσεις για τον χειρισμό αρχείων που θα δίνονται ως είσοδος . Συγκεκριμένα , μετράμε πρώτα πόσες γραμμές έχει το κάθε αρχείο , δεσμεύουμε την κατάλληλη μνήμη και μετα ξαναδιαβάζουμε το αρχείο για να πάρουμε τα δεδομένα.</text:p>
      <text:p text:style-name="P6"/>
      <text:p text:style-name="P6">Για το software testing χρησιμοποιήσαμε την βιβλιοθήκη Cunit της C . Tα tests που υποβάλλουμε στο πρόγραμμα μας είναι : </text:p>
      <text:list xml:id="list27921063" text:style-name="L1">
        <text:list-item>
          <text:p text:style-name="P7">αν μετράμε σωστά τις γραμμές των αρχείων</text:p>
        </text:list-item>
        <text:list-item>
          <text:p text:style-name="P7">αν διατρέχουμε ( parse ) σωστά το αρχείο</text:p>
        </text:list-item>
        <text:list-item>
          <text:p text:style-name="P7">αν είναι ταξινομημένοι οι πίνακες με τα relations μετά την sort</text:p>
        </text:list-item>
        <text:list-item>
          <text:p text:style-name="P7">αν γράφτηκαν τα αποτελέσματα επιτυχώς </text:p>
        </text:list-item>
      </text:list>
      <text:p text:style-name="P8"/>
      <text:p text:style-name="P8">Για την join δεν υπάρχει κάποιο test γιατί πρέπει να ξέρουμε τα αποτελέσματα εξαρχής για να γίνει επαλήθευση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5T16:36:04.077389091</meta:creation-date>
    <dc:date>2019-11-06T00:31:50.868113833</dc:date>
    <meta:editing-duration>PT5H34M2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355" meta:character-count="2117" meta:non-whitespace-character-count="1772"/>
  </office:meta>
</office:document-meta>
</file>